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5591in" fo:break-before="auto" style:use-optimal-row-height="false"/>
    </style:style>
    <style:style style:name="ro9" style:family="table-row">
      <style:table-row-properties style:row-height="0.3209in" fo:break-before="auto" style:use-optimal-row-height="false"/>
    </style:style>
    <style:style style:name="ro10" style:family="table-row">
      <style:table-row-properties style:row-height="0.2264in" fo:break-before="auto" style:use-optimal-row-height="tru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diagonal-bl-tr="0.06pt solid #000000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2" style:family="table-cell" style:parent-style-name="Default">
      <style:table-cell-properties fo:border="0.06pt solid #000000"/>
      <style:text-properties style:font-name="Times New Roman" fo:font-size="13pt" style:font-size-asian="13pt" style:font-size-complex="13pt"/>
    </style:style>
    <style:style style:name="ce13" style:family="table-cell" style:parent-style-name="Default">
      <style:table-cell-properties fo:border="0.06pt solid #000000"/>
      <style:text-properties style:font-name="Times New Roma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5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name-asian="WenQuanYi Micro Hei" style:font-size-asian="13pt" style:font-name-complex="Lohit Hindi" style:font-size-complex="13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3.5pt" fo:font-weight="bold" style:font-name-asian="WenQuanYi Micro Hei" style:font-size-asian="13pt" style:font-weight-asian="bold" style:font-name-complex="Lohit Hindi" style:font-size-complex="13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3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5" style:family="table-cell" style:parent-style-name="Default">
      <style:text-properties style:font-name="Times New Roman" fo:font-weight="bold" style:font-weight-asian="bold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size-asian="13pt" style:font-size-complex="13pt"/>
    </style:style>
    <style:style style:name="T3" style:family="text">
      <style:text-properties fo:font-style="normal" style:font-size-asian="13pt" style:font-style-asian="normal" style:font-size-complex="13pt" style:font-style-complex="normal"/>
    </style:style>
    <style:style style:name="T4" style:family="text">
      <style:text-properties style:font-name="Times New Roman" style:font-name-asian="WenQuanYi Micro Hei" style:font-name-complex="Lohit Hindi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0"/>
        <table:table-column table:style-name="co1" table:number-columns-repeated="1018" table:default-cell-style-name="ce9"/>
        <table:table-row table:style-name="ro2">
          <table:table-cell table:style-name="ce1" office:value-type="string" table:number-columns-spanned="3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2"/>
          <table:table-cell table:style-name="ce14" office:value-type="string" table:number-columns-spanned="3" table:number-rows-spanned="1">
            <text:p><text:span text:style-name="T5">CỘNG HÒA XÃ HỘI CHỦ NGHĨA VIỆT NAM</text:span></text:p>
            <text:p><text:span text:style-name="T5"><text:s text:c="13"/></text:span><text:span text:style-name="T5">Độc lập - Tự do - Hạnh phúc <text:s/></text:span><text:s text:c="9"/>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BÁO CÁO NHANH KỲ VÉ <text:a xlink:href="python://o.ky_ve_id.name" xlink:type="simple">ky_ve_id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" office:value-type="string" table:number-columns-spanned="6" table:number-rows-spanned="1">
            <text:p><text:span text:style-name="T2">Loại vé </text:span><text:span text:style-name="T2"><text:a xlink:href="python://o.loai_ve_id.name" xlink:type="simple">loai_ve_id</text:a></text:span><text:span text:style-name="T2"> Đ - Mở thưởng ngày </text:span><text:span text:style-name="T3"><text:a xlink:href="python://get_date(o.ngay_dc)['day']" xlink:type="simple">day</text:a></text:span><text:span text:style-name="T2"> tháng </text:span><text:span text:style-name="T3"><text:a xlink:href="python://get_date(o.ngay_dc)['month']" xlink:type="simple">month</text:a></text:span><text:span text:style-name="T2"> năm </text:span><text:span text:style-name="T3"><text:a xlink:href="python://get_date(o.ngay_mo_thuong)['year']" xlink:type="simple">year</text:a></text:span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 table:number-columns-spanned="1" table:number-rows-spanned="3">
            <text:p>Stt</text:p>
          </table:table-cell>
          <table:table-cell table:style-name="ce10" office:value-type="string" table:number-columns-spanned="1" table:number-rows-spanned="3">
            <text:p>Khu vực</text:p>
            <text:p/>
            <text:p/>
            <text:p><text:span text:style-name="T4"><text:s text:c="16"/></text:span><text:span text:style-name="T4">Tên đại lý</text:span></text:p>
          </table:table-cell>
          <table:table-cell table:style-name="ce3" office:value-type="string" table:number-columns-spanned="1" table:number-rows-spanned="3">
            <text:p>Mã đại lý</text:p>
          </table:table-cell>
          <table:table-cell table:style-name="ce3" office:value-type="string" table:number-columns-spanned="5" table:number-rows-spanned="1">
            <text:p>Kỳ này</text:p>
          </table:table-cell>
          <table:covered-table-cell table:style-name="ce3"/>
          <table:covered-table-cell table:style-name="ce4"/>
          <table:covered-table-cell table:number-columns-repeated="2" table:style-name="ce3"/>
          <table:table-cell table:style-name="ce3" office:value-type="string">
            <text:p>Kỳ trước</text:p>
          </table:table-cell>
          <table:table-cell table:style-name="ce3" office:value-type="string" table:number-columns-spanned="1" table:number-rows-spanned="3">
            <text:p>Tăng giảm doanh thu so kỳ trước</text:p>
          </table:table-cell>
          <table:table-cell table:number-columns-repeated="1014"/>
        </table:table-row>
        <table:table-row table:style-name="ro5">
          <table:covered-table-cell table:number-columns-repeated="3" table:style-name="ce3"/>
          <table:table-cell table:style-name="ce4" office:value-type="string" table:number-columns-spanned="1" table:number-rows-spanned="2">
            <text:p>Số lượng phát hành</text:p>
          </table:table-cell>
          <table:table-cell table:style-name="ce3" office:value-type="string" table:number-columns-spanned="1" table:number-rows-spanned="2">
            <text:p>Số vé ế trả lại theo sổ</text:p>
          </table:table-cell>
          <table:table-cell table:style-name="ce4" office:value-type="string" table:number-columns-spanned="2" table:number-rows-spanned="1">
            <text:p>Tiêu thụ</text:p>
          </table:table-cell>
          <table:covered-table-cell table:style-name="ce3"/>
          <table:table-cell table:style-name="ce3" office:value-type="string" table:number-columns-spanned="1" table:number-rows-spanned="2">
            <text:p>Tỷ lệ so phát hành</text:p>
          </table:table-cell>
          <table:table-cell table:style-name="ce3" office:value-type="string" table:number-columns-spanned="1" table:number-rows-spanned="2">
            <text:p>Doanh thu tiêu thụ </text:p>
          </table:table-cell>
          <table:covered-table-cell table:style-name="ce3"/>
          <table:table-cell table:number-columns-repeated="1014"/>
        </table:table-row>
        <table:table-row table:style-name="ro6">
          <table:covered-table-cell table:number-columns-repeated="4" table:style-name="ce4"/>
          <table:covered-table-cell table:style-name="ce4" office:value-type="string">
            <text:p>Số vé điều chỉnh</text:p>
          </table:covered-table-cell>
          <table:table-cell table:style-name="ce4" office:value-type="string">
            <text:p>Số lượng </text:p>
          </table:table-cell>
          <table:table-cell table:style-name="ce3" office:value-type="string">
            <text:p>Thành tiền</text:p>
          </table:table-cell>
          <table:covered-table-cell table:number-columns-repeated="3" table:style-name="ce3"/>
          <table:table-cell table:number-columns-repeated="1014"/>
        </table:table-row>
        <table:table-row table:style-name="ro7">
          <table:table-cell table:style-name="ce5" table:number-columns-spanned="10" table:number-rows-spanned="1"/>
          <table:covered-table-cell table:number-columns-repeated="5" table:style-name="ce11"/>
          <table:covered-table-cell table:number-columns-repeated="4" table:style-name="ce13"/>
          <table:table-cell table:number-columns-repeated="1014"/>
        </table:table-row>
        <table:table-row table:style-name="ro8">
          <table:table-cell table:style-name="ce6" table:number-columns-repeated="3"/>
          <table:table-cell table:style-name="ce15"/>
          <table:table-cell table:style-name="ce19"/>
          <table:table-cell table:style-name="ce15"/>
          <table:table-cell table:style-name="ce13" table:number-columns-repeated="4"/>
          <table:table-cell table:number-columns-repeated="1014"/>
        </table:table-row>
        <table:table-row table:style-name="ro9">
          <table:table-cell table:style-name="ce7" table:number-columns-spanned="10" table:number-rows-spanned="1"/>
          <table:covered-table-cell table:number-columns-repeated="4" table:style-name="ce12"/>
          <table:covered-table-cell table:style-name="ce21"/>
          <table:covered-table-cell table:number-columns-repeated="4" table:style-name="ce13"/>
          <table:table-cell table:number-columns-repeated="1014"/>
        </table:table-row>
        <table:table-row table:style-name="ro10">
          <table:table-cell table:style-name="ce8" office:value-type="string" table:number-columns-spanned="3" table:number-rows-spanned="1">
            <text:p>TỔNG</text:p>
          </table:table-cell>
          <table:covered-table-cell table:number-columns-repeated="2" table:style-name="ce13"/>
          <table:table-cell table:style-name="ce16" table:number-columns-repeated="3"/>
          <table:table-cell table:style-name="ce13" table:number-columns-repeated="4"/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3"/>
          <table:table-cell table:style-name="ce17"/>
          <table:table-cell/>
          <table:table-cell table:style-name="ce22" office:value-type="string" table:number-columns-spanned="4" table:number-rows-spanned="1">
            <text:p>Đồng Xoài, ngày <text:s text:c="4"/>tháng <text:s text:c="3"/>năm </text:p>
          </table:table-cell>
          <table:covered-table-cell table:style-name="ce23"/>
          <table:covered-table-cell table:number-columns-repeated="2"/>
          <table:table-cell table:number-columns-repeated="1015"/>
        </table:table-row>
        <table:table-row table:style-name="ro14">
          <table:table-cell table:number-columns-repeated="6"/>
          <table:table-cell table:style-name="ce24" office:value-type="string">
            <text:p>NGƯỜI LẬP BÁO CÁO</text:p>
          </table:table-cell>
          <table:table-cell table:style-name="Default"/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0">
          <table:table-cell table:number-columns-repeated="3"/>
          <table:table-cell table:style-name="ce18"/>
          <table:table-cell/>
          <table:table-cell table:style-name="ce18"/>
          <table:table-cell table:number-columns-repeated="1018"/>
        </table:table-row>
        <table:table-row table:style-name="ro11">
          <table:table-cell table:number-columns-repeated="6"/>
          <table:table-cell table:style-name="ce25" office:value-type="string">
            <text:p>BÙI THANH ÁNH</text:p>
          </table:table-cell>
          <table:table-cell table:number-columns-repeated="1017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18T13:59:58</dc:date>
    <dc:creator>TrongNguyen </dc:creator>
    <meta:editing-duration>PT1H42M31S</meta:editing-duration>
    <meta:editing-cycles>81</meta:editing-cycles>
    <meta:document-statistic meta:table-count="3" meta:cell-count="22" meta:object-count="0"/>
  </office:meta>
</office:document-meta>
</file>